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position="super 63.6%"/>
    </style:style>
    <style:style style:name="P3" style:parent-style-name="Normal" style:family="paragraph">
      <style:paragraph-properties fo:break-before="page"/>
      <style:text-properties fo:hyphenate="true"/>
    </style:style>
  </office:automatic-styles>
  <office:body>
    <office:text text:use-soft-page-breaks="true">
      <text:h text:style-name="P1" text:outline-level="1">Assembly Tutorial, Lesson<text:s/>7:<text:s/>Bit by Bit</text:h>
      <text:p text:style-name="Normal">[Title Slide]</text:p>
      <text:p text:style-name="Normal">Hi, there! This is Matt Heffernan. Welcome back to my channel. This is the<text:s/>seventh<text:s/>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text:s/>deal with data in whole bytes and words, moving it around 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text:s/>What’s a Bit?]</text:p>
      <text:p text:style-name="Normal">To review, a bit is nothing more than a single state: true or false, high or low. Bits are the basis of digital computing as there is no in-between value, which makes things simple on a basic logical level. A byte is 8 bits, and in the mnemonics of Z80 assembly language they are numbered 0 to 7, with zero being the lowest bit at the rightmost position. Bit 7 is the highest bit at the far left end, which is also used as a sign bit for 8-bit values. With 8 bits, a byte can have 2 to the eighth power different values, which works out to 256, with a range of 0 to 255. But for the purposes of this lesson, we don’t care about the numerical value of the byte, but 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text:s/>laws formulated by the 19<text:span text:style-name="T2">th</text:span><text:s/>century British mathematician, George Boole. He is the namesake of Boolean logic, where we can break down any mathematical or logical operation into a sequence of simple operations. The most simple is the Not operation, indicated by a tilde, where the result is the opposite of a Boolean value. So if the value of A is true, then Not A is false, and vice versa.<text:s/>For digital logic, we use 0 for False and 1 for True, and we can see how the Not operation works in this truth table.<text:s/>The other operations are binary rather than unary, meaning they are the result of two input values instead of one. The<text:s/>Or<text:s/>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text:s/>A XOR B will only be true when A 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p text:style-name="Normal">[cut to slide 4 – CPL]</text:p>
      <text:p text:style-name="Normal">But this series isn’t about hardware, just software,<text:s/>and<text:s/>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text:s/>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text:s/><text:soft-page-break/>value in memory by placing its address in HL and using register indirect addressing, or you can use an offset from an 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text:s/>$30, which will set the necessary bits for the conversion.<text:s/>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 is set if A is now all zeroes, meaning that A was zero before, and whatever value it was ORed with zero as well. It’s this Z bit behavior that lets us use the OR instruction as a holistic OR that we would see in high-level languages and not just a bitwise 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 Otherwise, AND is mainly used to clear a set of bits in the accumulator, often with an immediate bit mask. Each 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text:s/>If A is non-zero and it is ANDed with another value with at least one of the same bits set, then the Z bit will be clear. If A started out with zero, then no matter what you AND it with, it will stay zero and the Z bit will be set.</text:p>
      <text:p text:style-name="Normal">[cut to slide 7 – XOR]</text:p>
      <text:p text:style-name="Normal">The XOR instruction does an exclusive Or, again with A and an operand, and the result is stored in A.<text:s/>Yet again, all the same arguments are available and the flag results are all the same.<text:s/>But this time, if you do XOR A, it is guaranteed to make A zero.<text:s/>This turns out to be a great shortcut for loading zero into A, as long as you don’t mind<text:s/>the carry bit being 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Normal">Another bit operation we have already seen in 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 that the other end needs to be filled in with a new bit value. The Z80 gives you many options for determining this value, which could always be 0 or 1, of come from the carry bit, or from<text:s/>the current register value. And then, to shift more than 8 bits will require you to string together multiple shift instructions, as we will see soon.</text:p>
      <text:p text:style-name="Normal">[cut to slide 9<text:s/>–<text:s/>SLA]</text:p>
      <text:p text:style-name="Normal">We have used SLA, or Shift Left Arithmetic, before to do multiplication by 2. It does this by shifting the bits in a register or memory location to the left and filling bit zero with a clear bit. It also sets the carry bit to the previous value of bit 7, which has now shifted right out of that byte.</text:p>
      <text:p text:style-name="Normal"/>
      <text:p text:style-name="P3"/>
      <text:soft-page-break/>
      <text:p text:style-name="Normal">[switch to build.sh tab]</text:p>
      <text:p text:style-name="Normal">We just call sjasmplus with the --lst option<text:s/>to generate a machine code listing and then pass it the name of our assembly file,<text:s/>bit.asm. Now let’s go to the terminal and run it.</text:p>
      <text:p text:style-name="Normal">[cut to terminal]</text:p>
      <text:p text:style-name="Normal">We run build.sh… and then do a directory listing and see that the<text:s/>bit.sna snapshot file is there. So<text:s/>let’s load it into the emulator.</text:p>
      <text:p text:style-name="Normal">[cut to emulator]</text:p>
      <text:p text:style-name="Normal">We’re using Fuse again, so we hit F3 and select<text:s/>bit.sna and let it run.<text:s/></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0-26T14:12:00Z</meta:creation-date>
    <dc:date>2021-10-26T21:17:00Z</dc:date>
    <meta:template xlink:href="Normal.dotm" xlink:type="simple"/>
    <meta:editing-cycles>12</meta:editing-cycles>
    <meta:editing-duration>PT25500S</meta:editing-duration>
    <meta:document-statistic meta:page-count="3" meta:paragraph-count="19" meta:word-count="1462" meta:character-count="9780" meta:row-count="69" meta:non-whitespace-character-count="8337"/>
  </office:meta>
</office:document-meta>
</file>